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fo:text-align="justify" style:justify-single-word="false"/>
      <style:text-properties fo:font-style="italic" style:font-style-asian="italic"/>
    </style:style>
    <style:style style:name="P4" style:family="paragraph" style:parent-style-name="Standard" style:master-page-name="Standard">
      <style:paragraph-properties fo:margin-top="0cm" fo:margin-bottom="0cm" loext:contextual-spacing="false" fo:text-align="justify" style:justify-single-word="false" style:page-number="1"/>
    </style:style>
    <style:style style:name="P5" style:family="paragraph" style:parent-style-name="Standard">
      <style:paragraph-properties fo:margin-top="0cm" fo:margin-bottom="0cm" loext:contextual-spacing="false" fo:text-align="justify" style:justify-single-word="false"/>
      <style:text-properties fo:font-weight="bold" style:font-weight-asian="bold"/>
    </style:style>
    <style:style style:name="P6" style:family="paragraph" style:parent-style-name="Standard">
      <style:paragraph-properties fo:margin-top="0cm" fo:margin-bottom="0cm" loext:contextual-spacing="false" fo:text-align="justify" style:justify-single-word="false"/>
      <style:text-properties fo:font-style="italic" style:font-style-asian="italic"/>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fo:background-color="#ffffff" loext:char-shading-value="0"/>
    </style:style>
    <style:style style:name="T3" style:family="text">
      <style:text-properties fo:color="#1155cc" fo:font-style="italic" style:text-underline-style="solid" style:text-underline-width="auto" style:text-underline-color="font-color" style:font-style-asian="italic"/>
    </style:style>
    <style:style style:name="T4" style:family="text">
      <style:text-properties fo:font-style="italic" style:font-style-asian="italic"/>
    </style:style>
  </office:automatic-styles>
  <office:body>
    <office:text text:use-soft-page-breaks="true">
      <text:tracked-changes text:track-changes="false">
        <text:changed-region xml:id="ct2192359024704" text:id="ct2192359024704">
          <text:insertion>
            <office:change-info>
              <dc:creator>Weronika Błaż</dc:creator>
              <dc:date>2018-10-24T17:42:1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iększość ludzi chociaż raz w życiu miała styczność z tzw. „kredkami szkolnymi”. Można je dostać w najzwyklejszej Biedronce, są tanie, sprzedawane w fantazyjnych pudełkach, a czasami nawet zapachowe… Brzmi kusząco, ale pozostaje pytanie, czy te kredki nadają się tylko do dziecięcych zabaw czy jednak podołają trudnym zadaniom, przed którymi staje początkujący rysownik? </text:p>
      <text:p text:style-name="P2">&gt;&gt;Moon</text:p>
      <text:p text:style-name="P2"/>
      <text:p text:style-name="P5">Krótki wstęp do serii</text:p>
      <text:p text:style-name="P1">Ostatnio czasy w moich artykułach opisywałam raczej droższe, hobbystyczne kredki, w które moim zdaniem warto zaopatrzyć się na kolejnym etapie plastycznego kształcenia. Lecz nie zawsze jest sens wydawać małą fortunę na początku drogi z hobby, które może nam się nie spodobać. Dlatego postanowiłam zrobić dla Was małe rozeznanie. Wybrałam się do sklepu plastycznego i zakupiłam najtańsze kredki, jakie były w asortymencie. Jest tego sporo, ale żeby na początek nie zatopić Was w fali tekstu, wylosowałam trzy opakowania różnych firm i na ich temat będzie dzisiejszy artykuł. Pozostałe kredki przedstawię Wam w kolejnych artykułach tej serii. Jeśli znacie jakieś dobre, tanie przybory, które nadają się do naszych małych testów, piszcie śmiało! Nasz fanpage czeka na wszelkie propozycje: <text:a xlink:type="simple" xlink:href="https://www.facebook.com/EquestriaTimes2014/" text:style-name="ListLabel_20_1" text:visited-style-name="ListLabel_20_1"><text:span text:style-name="T2">https://www.facebook.com/EquestriaTimes2014/</text:span></text:a>. Te artykuły w końcu w założeniu mają pomagać w Waszym plastycznym rozwoju i przy okazji ja też mogę coś z tego uszczknąć.</text:p>
      <text:p text:style-name="P1"><text:line-break/><text:span text:style-name="T1">Papierowi przyjaciele, nie tylko do szkolnej ławki<text:line-break/></text:span>Nazwanie Paper Mate kredkami szkolnymi odrobinę by im ubliżyło, gdyż mimo swojej niskiej ceny bardzo dobrze radzą sobie na kartce. Kredki te sprzedawane są w zestawach po 12 i 24 kolory i można je zakupić w przedziale cenowym od 6 do 10 zł za opakowanie. Ołówki chroni oczywiście jedynie kartonowe pudełko z wyciętymi okienkami, ukazującymi zawartość. Choć mimo tego, że jest dość wytrzymałe, dużo wygodniej będzie przełożyć je do piórnika, gdyż samo otwieranie kartonika jest dość uciążliwe. Za mój zestaw 24 sztuk zapłaciłam jedyne 7,90 zł, co daje nam ok. 0,33 zł/sztukę.</text:p>
      <text:p text:style-name="P1">Wygląd kredek jest dość prosty i typowy dla artykułów szkolnych. Poza nazwą nie posiadają żadnych innych ozdób. Są to dość cienkie, obłe narzędzia i choć ich kształt nie chroni przed staczaniem się ze stołu, to zapewnia dość komfortowe używanie.</text:p>
      <text:p text:style-name="P1">Gama kolorystyczna jest całkiem uniwersalna. Prócz barw podstawowych posiada również kredkę białą, srebrną i złotą, co stanowi ciekawe urozmaicenie. Dzięki temu kredek można równie dobrze używać na kolorowym papierze, bez obawy, że zabraknie nam barw do podbicia kontrastu pracy. Paleta dobrze sprawdzi się do rysowania kucyków, ponieważ ołówki całkiem dobrze mieszają się ze sobą, dzięki czemu z powodzeniem możemy uzyskać barwę sierści naszej ulubionej postaci w kilku prostych krokach. Nie jest to tak szybkie i przyjemne, jak u kredek z wyższej półki, ale za tę cenę jest naprawdę imponujące. Bardzo łatwo można uzyskać m.in kolor miętowy, który był niezbędny podczas kolorowania portretu Sandbara.</text:p>
      <text:p text:style-name="P1">Pomimo tego, że marka Paper Mate jest raczej nakierowana na dzieci, te ołówki naprawdę zaskakują jakością. Rysiki są dość wytrzymałe, choć nie można ostrzyć ich w zbyt długi szpic, bo łatwo poddają się naciskowi. Pigment rdzenia kredki ma średnią intensywność, ale gdy poświęcimy im trochę więcej czasu, to da się z nich sporo wyciągnąć. Dobrze współpracują z gumką i nie niszczą powierzchni kartki podczas rysowania. Przyznam, że z początku obawiałam się ich użyć, ale przybory te bardzo miło mnie zaskoczyły i praca nimi była do tej pory najprzyjemniejsza, w porównaniu do innych kredek z tej półki cenowej.<text:line-break/><text:line-break/><text:soft-page-break/><text:span text:style-name="T1">Z polecenia pani redaktor naczelnej<text:line-break/></text:span>Jako drugie na ruszt poleciały kredki Staedtler Noris Club z systemem A-B-S (anti break system), które swego czasu polecała mi sama Cahan. Pierwszą próbę mieszania kolorów przeszły dość korzystnie, zgodnie z oczekiwaniami. Staedtlery można dostać w zestawach po 12, 24 i 36 sztuk. Mnie udało się zakupić najmniejsze opakowanie z dodatkowym ołówkiem i malutką, uroczą gumką (która swoją drogą naprawdę dobrze wymazuje) i zapłaciłam za nie ok. 10 zł. Nie uwzględniając gratisów do ceny, daje nam to ok. 0,80 zł/sztukę. </text:p>
      <text:p text:style-name="P1">Samo kartonowe opakowanie, w którym dostajemy kredki, jest nieco gorzej wykonane niż w przypadku Paper Mate i bardzo łatwo je uszkodzić przy nieumiejętnym otwieraniu. Jeśli jednak chcecie trzymać je w tym prostym, nierzucającym się w oczy pudełeczku, to lepiej nie przecinać przerywanej linii na górze. W innym wypadku opakowania nie będzie dało się już zamknąć, a kredki będą wypadać co rusz, tworząc kolorowy chaos. Chociaż ich sześciokątny kształt powinien chronić je przed staczaniem się z płaskich powierzchni. Drewno otaczające rysik jest dość twarde, więc z początku trzymanie ołówka może być nieco niewygodne, lecz z czasem dłoń przyzwyczaja się i nie ma już aż takiego dyskomfortu. Sam wygląd niewiele odbiega od droższych kredek hobbystycznych. Każdy egzemplarz posiada wytłoczoną złotą nazwę marki, serii i kraju produkcji.</text:p>
      <text:p text:style-name="P1">W moim zestawie paleta jest dość ograniczona, ale zawiera wszystkie niezbędne kolory do wymieszania pozostałych, wliczając w to naprawdę ładną magentę. Brakuje tu jednak kredki białej i szarej, co nieco utrudniło mi pracę podczas tworzenia rysunku na białej kartce, acz kolor beżowy całkiem nieźle sobie poradził w roli zamiennika. Intensywność koloru tych grafitów zależy od używanego podłoża. Znacznie lepiej radzą sobie na matowej, porowatej kartce niż na gładkim, śliskim brystolu. Rysik jest wzmocniony, więc nie łamie się tak łatwo i dość dobrze trzyma szpic. Warstwy mieszają się też trochę gorzej od Paper Mate, ale jak na kredki tej klasy i tak robią to dobrze. Rysiki należą do tych twardszych, więc lepiej uważać z naciskiem, by nie żłobić zbytnio w strukturze kartki. </text:p>
      <text:p text:style-name="P1">Na początek przygody z rysowaniem zdadzą egzamin, lecz później mogą nie podołać wzrastającym wymaganiom. Większe zestawy posiadają już białą kredkę, więc raczej polecam dołożyć parę groszy, jeśli macie zamiar, tak jak ja, bawić się efektami na kolorowych kartonikach.<text:line-break/><text:line-break/><text:span text:style-name="T1">Plastikowa tortura<text:line-break/></text:span>Tym razem, dla odmiany… będę narzekać. Bowiem ostatnim omawianym zakupem w tym zestawieniu będą kredki firmy Bic z serii Kids. Mam wrażenie, że te ołówki powielają wszystkie negatywne stereotypy, że przybory dla dzieci nie muszą być dobrze napigmentowane ani przyjemne w użyciu, a jedynie niełamliwe i łatwe do temperowania. Poza tym napisy zawarte na opakowaniu mogą wprowadzać w błąd, ponieważ w jednej linijce informują konsumenta, że ich początkowo drewniany produkt, został wykonany z żywicy syntetycznej bez dodatku drewna. Przynajmniej jest się z czego pośmiać, bo podczas rysowania nie jest już wcale do śmiechu. Lecz zacznijmy od początku, jak w poprzednich akapitach. Udało mi się zakupić kredki z serii Tropicolors 2, więc dalsze zestawienie będzie dotyczyło tej serii.</text:p>
      <text:p text:style-name="P1">Kredki te można dostać w zestawach po 12, 18 i 24 kolory. Za mój najmniejszy zestaw zapłaciłam 12,90 zł, co daje nam trochę ponad 1zł/sztukę, co jest moim zdaniem zdecydowanie zbyt wysoką ceną w porównaniu do jakości rysika i braku przyjemności używania tych przyborów na tle dwóch poprzednich propozycji.</text:p>
      <text:p text:style-name="P1">Samo kartonowe opakowanie nie jest złe, ponieważ umożliwia bardzo wygodny dostęp do <text:soft-page-break/>zawartości. Odginając górną część pudełka, można w łatwy sposób stworzyć bardzo wygodną nóżkę, dzięki którym wszystkie kredki są widoczne. Ułatwia to też wyjmowanie wybranej sztuki. Opakowanie jest też dość oszczędne w ozdobach i na pierwszy rzut oka nie widać, że to kredki dla dzieci. Chyba że spojrzy się centralnie na napis „Kids”.</text:p>
      <text:p text:style-name="P1">Wygląd samych ołówków jest charakterystyczny, ponieważ pomiędzy pasmami kolorowego lakieru prześwituje surowy materiał, z którego zrobiono tę sześciokątną kredkę. Każda sztuka posiada także wytłoczoną złotą nazwę serii, marki i kraju pochodzenia. Ta wcale nie drewniana żywica, która otacza rysik, jest całkiem miękka, przez co wygodnie leży w dłoni i nie męczy ręki podczas trzymania. Niestety, ma to też swoje słabe strony, ponieważ kredkę bardzo łatwo złamać na pół, co zwykle cieszyło się wielkimi wiwatami ze strony klasowych łobuzów. Bici naprawdę wyglądają obiecująco, zanim przyłoży się je do kartki.<text:line-break/>Samo wnętrze ołówka jest już całkowicie inną historią. Zakwalifikowałbym je do bardzo twardych kredek, które same z siebie oddają mało pigmentu. W ogóle nie pylą i nie tworzą smug na papierze, lecz też nie mieszają się ze sobą i pozostawiają żłobienia na jego powierzchni. Zakolorowany obszar jest śliski i odbija światło, co skutecznie uniemożliwia nakładanie warstw. Przez to gama kolorystyczna staje się uboższa, ponieważ z ich pomocą bardzo trudno stworzyć nowe odcienie czy barwy. W najmniejszym zestawie brakuje beżowej kredki, chociaż nie jest ona taka niezbędna <text:change-start text:change-id="ct2192359024704"/>do<text:change-end text:change-id="ct2192359024704"/> rysowania uroczych koników. Pod względem użytkowania przez dzieci, te cechy są na plus, ponieważ kredka nie jest w stanie pobrudzić użytkownika ani odzieży, co do ścian nie mam pewności. Bici łatwo się temperuje, a rysiki trzymają szpic, chociaż ciężko uzyskać nimi ostre krawędzie, co dodatkowo zwiększa bezpieczeństwo, ale obniża precyzyjność użycia. Sama raczej się z nimi nie zaprzyjaźnię.</text:p>
      <text:p text:style-name="P1"/>
      <text:p text:style-name="P5">Gdy nasze narzędzie jest problematyczne</text:p>
      <text:p text:style-name="P1">Istnieje wiele technik, które nieco podniosą ciekawość naszej pracy mimo niskiego budżetu. Do napisania pierwszej porady zainspirowały mnie kredki Bic, z którymi mordowałam się dość długo, ale ostatecznie efekt wyszedł całkiem zadowalający.</text:p>
      <text:p text:style-name="P1">Jeśli kredka jest trudna w użyciu i nie chce mieszać się z innymi kolorami, zamiast głowienia się nad stworzeniem idealnego gradientu, lepiej spróbować pobawić się teksturą rysunku. Stawiając kreski, zwracajmy uwagę, w którym kierunku je stawiamy. Bardzo efektownym sposobem wykorzystania tej techniki jest rysowanie piór „na zakładkę”. Podczas kolorowania należy kierować rysik na zmianę, próbując narysować wiele literek ‘v’, jedna na drugą. W ten sposób, nawet jeśli cieniowanie pracy nie będzie zbyt dopracowane, rysunek dalej będzie miał pewne elementy przestrzenne, które odciągną uwagę od pozostałych niedociągnięć. W ten sam sposób można również odznaczyć zgięcia na materiale lub zmierzwione futro, modyfikując odpowiednio stawiane linie. Ważne jest, by nie zrażać się, gdy coś nie wychodzi, ale spróbować obrócić wady w zalety, a jest szansa, że dany efekt się spodoba. Nie trzeba do tego rozbijać skarbonki!<text:line-break/><text:line-break/><text:line-break/><text:span text:style-name="T4">Ryski soon!</text:span></text:p>
      <text:p text:style-name="P3">Baner:</text:p>
      <text:p text:style-name="P1"><text:a xlink:type="simple" xlink:href="https://sta.sh/02d8wp52m5fk" text:style-name="ListLabel_20_2" text:visited-style-name="ListLabel_20_2"><text:span text:style-name="T3">https://sta.sh/02d8wp52m5fk</text:span></text:a></text:p>
      <text:p text:style-name="P3"/>
      <text:p text:style-name="P3">Paper mate</text:p>
      <text:p text:style-name="P1"><text:span text:style-name="T4">Próbnik: </text:span><text:a xlink:type="simple" xlink:href="https://sta.sh/01uvp5zwbq5a" text:style-name="ListLabel_20_2" text:visited-style-name="ListLabel_20_2"><text:span text:style-name="T3">https://sta.sh/01uvp5zwbq5a</text:span></text:a><text:span text:style-name="T4"> </text:span></text:p>
      <text:p text:style-name="P1"><text:span text:style-name="T4">Ryski: </text:span><text:a xlink:type="simple" xlink:href="http://fav.me/dclxh9k" text:style-name="ListLabel_20_2" text:visited-style-name="ListLabel_20_2"><text:span text:style-name="T3">http://fav.me/dclxh9k</text:span></text:a><text:span text:style-name="T4"> </text:span></text:p>
      <text:p text:style-name="P1"><text:soft-page-break/><text:a xlink:type="simple" xlink:href="http://fav.me/dcn5raw" text:style-name="ListLabel_20_2" text:visited-style-name="ListLabel_20_2"><text:span text:style-name="T3">http://fav.me/dcn5raw</text:span></text:a><text:span text:style-name="T4"> </text:span></text:p>
      <text:p text:style-name="P3"/>
      <text:p text:style-name="P3">Staedtler</text:p>
      <text:p text:style-name="P1"><text:span text:style-name="T4">Próbnik: </text:span><text:a xlink:type="simple" xlink:href="https://sta.sh/0r6y659cbve" text:style-name="ListLabel_20_2" text:visited-style-name="ListLabel_20_2"><text:span text:style-name="T3">https://sta.sh/0r6y659cbve</text:span></text:a><text:span text:style-name="T4"> </text:span></text:p>
      <text:p text:style-name="P1"><text:span text:style-name="T4">Rysek: </text:span><text:a xlink:type="simple" xlink:href="http://fav.me/dcnxwni" text:style-name="ListLabel_20_2" text:visited-style-name="ListLabel_20_2"><text:span text:style-name="T3">http://fav.me/dcnxwni</text:span></text:a><text:span text:style-name="T4"> </text:span></text:p>
      <text:p text:style-name="P3"/>
      <text:p text:style-name="P1"><text:span text:style-name="T4">BIC:<text:line-break/>Próbnik: </text:span><text:a xlink:type="simple" xlink:href="https://sta.sh/02czjqicmz2o" text:style-name="ListLabel_20_2" text:visited-style-name="ListLabel_20_2"><text:span text:style-name="T3">https://sta.sh/02czjqicmz2o</text:span></text:a><text:span text:style-name="T4"> </text:span></text:p>
      <text:p text:style-name="P1"><text:span text:style-name="T4">Rysek: </text:span><text:a xlink:type="simple" xlink:href="http://fav.me/dco0x2v" text:style-name="ListLabel_20_2" text:visited-style-name="ListLabel_20_2"><text:span text:style-name="T3">http://fav.me/dco0x2v</text:span></text:a><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tru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tyle="italic" style:text-underline-style="solid" style:text-underline-width="auto" style:text-underline-color="font-color"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10-30T23:20:51.230000000</dc:date>
    <meta:editing-duration>P1DT2H23M19S</meta:editing-duration>
    <meta:editing-cycles>1</meta:editing-cycles>
    <meta:document-statistic meta:table-count="0" meta:image-count="0" meta:object-count="0" meta:page-count="4" meta:paragraph-count="28" meta:word-count="1558" meta:character-count="10556" meta:non-whitespace-character-count="9011"/>
  </office:meta>
</office:document-meta>
</file>